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4E0000032240D59D47.jpg" manifest:media-type="image/jpeg"/>
  <manifest:file-entry manifest:full-path="Pictures/1000000000000022000001A9CCC0925A.jpg" manifest:media-type="image/jpeg"/>
  <manifest:file-entry manifest:full-path="Pictures/100000000000005B000002F771CE4F71.jpg" manifest:media-type="image/jpeg"/>
  <manifest:file-entry manifest:full-path="Pictures/1000000000000036000002AE660C7C88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-color="#00b8ff" draw:textarea-horizontal-align="justify" draw:textarea-vertical-align="middle" draw:auto-grow-height="fals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8cm" fo:min-width="0cm"/>
    </style:style>
    <style:style style:name="gr6" style:family="graphic" style:parent-style-name="standard">
      <style:graphic-properties draw:fill-color="#7da647" draw:textarea-horizontal-align="justify" draw:textarea-vertical-align="middle" draw:auto-grow-height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cm"/>
    </style:style>
    <style:style style:name="gr9" style:family="graphic" style:parent-style-name="standard">
      <style:graphic-properties draw:fill-color="#dc2300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textarea-horizontal-align="justify" draw:textarea-vertical-align="middle" draw:auto-grow-height="false"/>
    </style:style>
    <style:style style:name="gr11" style:family="graphic" style:parent-style-name="standard">
      <style:graphic-properties draw:fill-color="#e6ff00" draw:textarea-horizontal-align="justify" draw:textarea-vertical-align="middle" draw:auto-grow-height="false"/>
    </style:style>
    <style:style style:name="gr12" style:family="graphic" style:parent-style-name="objectwithoutfill">
      <style:graphic-properties svg:stroke-width="0.152cm" draw:marker-start="" draw:marker-start-width="0.761cm" draw:marker-end="Arrow" draw:marker-end-width="0.406cm" draw:fill="none" draw:textarea-vertical-align="middle" fo:padding-top="0.201cm" fo:padding-bottom="0.201cm" fo:padding-left="0.326cm" fo:padding-right="0.326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494cm"/>
    </style:style>
    <style:style style:name="gr14" style:family="graphic" style:parent-style-name="standard">
      <style:graphic-properties svg:stroke-width="0.051cm" draw:marker-start-width="0.356cm" draw:marker-end-width="0.356cm" draw:textarea-horizontal-align="justify" draw:textarea-vertical-align="middle" draw:auto-grow-height="false" fo:padding-top="0.15cm" fo:padding-bottom="0.15cm" fo:padding-left="0.275cm" fo:padding-right="0.275cm"/>
    </style:style>
    <style:style style:name="gr15" style:family="graphic" style:parent-style-name="standard">
      <style:graphic-properties draw:stroke="none" svg:stroke-width="0.051cm" svg:stroke-color="#000000" draw:marker-start-width="0.356cm" draw:marker-end-width="0.356cm" draw:fill="none" draw:fill-color="#ffffff" draw:textarea-horizontal-align="left" draw:auto-grow-height="true" draw:auto-grow-width="true" fo:min-height="0cm" fo:min-width="0cm"/>
    </style:style>
    <style:style style:name="gr16" style:family="graphic" style:parent-style-name="objectwithoutfill">
      <style:graphic-properties svg:stroke-width="0.152cm" draw:marker-start-width="0.66cm" draw:marker-end="Arrow" draw:marker-end-width="0.305cm" draw:fill="none" draw:textarea-vertical-align="middle" fo:padding-top="0.201cm" fo:padding-bottom="0.201cm" fo:padding-left="0.326cm" fo:padding-right="0.326cm" draw:shadow="hidden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8pt" style:font-size-asian="8pt" style:font-size-complex="8pt"/>
    </style:style>
    <style:style style:name="P4" style:family="paragraph">
      <style:text-properties fo:font-size="9pt" style:font-size-asian="9pt" style:font-size-complex="9pt"/>
    </style:style>
    <style:style style:name="P5" style:family="paragraph">
      <style:text-properties fo:font-size="14pt" style:font-size-asian="14pt" style:font-size-complex="14pt"/>
    </style:style>
    <style:style style:name="P6" style:family="paragraph">
      <style:paragraph-properties fo:text-align="center"/>
      <style:text-properties fo:font-size="14pt" style:font-size-asian="14pt" style:font-size-complex="14pt"/>
    </style:style>
    <style:style style:name="P7" style:family="paragraph">
      <style:paragraph-properties fo:text-align="center"/>
      <style:text-properties fo:font-size="9pt" style:font-size-asian="9pt" style:font-size-complex="9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9pt" style:font-size-asian="9pt" style:font-size-complex="9pt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3.253cm" svg:height="1.55cm" svg:x="3.874cm" svg:y="1.986cm">
          <text:p text:style-name="P1"><text:span text:style-name="T1">MARaBOU Hardware Configuration</text:span><text:span text:style-name="T1"><text:line-break/></text:span><text:span text:style-name="T1">GAMS Experimen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12.364cm" svg:height="0.413cm" svg:x="4.318cm" svg:y="28.025cm">
          <text:p text:style-name="P1"><text:span text:style-name="T2">Last update: R. Lutter, 17-Feb-2016</text:span></text:p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1.474cm" svg:height="18.34cm" svg:x="1.862cm" svg:y="5.025cm">
          <draw:image xlink:href="Pictures/1000000000000036000002AE660C7C88.jpg" xlink:type="simple" xlink:show="embed" xlink:actuate="onLoad">
            <text:p/>
          </draw:image>
        </draw:frame>
        <draw:frame draw:style-name="gr2" draw:text-style-name="P1" draw:layer="layout" svg:width="2.235cm" svg:height="18.339cm" svg:x="7.195cm" svg:y="5.024cm">
          <draw:image xlink:href="Pictures/100000000000005B000002F771CE4F71.jpg" xlink:type="simple" xlink:show="embed" xlink:actuate="onLoad">
            <text:p/>
          </draw:image>
        </draw:frame>
        <draw:frame draw:style-name="gr2" draw:text-style-name="P1" draw:layer="layout" svg:width="1.499cm" svg:height="18.339cm" svg:x="12.882cm" svg:y="4.931cm">
          <draw:image xlink:href="Pictures/1000000000000022000001A9CCC0925A.jpg" xlink:type="simple" xlink:show="embed" xlink:actuate="onLoad">
            <text:p/>
          </draw:image>
        </draw:frame>
        <draw:custom-shape draw:style-name="gr3" draw:text-style-name="P1" draw:layer="layout" svg:width="1.705cm" svg:height="0.97cm" svg:x="5.215cm" svg:y="11.26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custom-shape draw:style-name="gr3" draw:text-style-name="P1" draw:layer="layout" svg:width="1.705cm" svg:height="0.97cm" svg:x="14.674cm" svg:y="7.02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" draw:layer="layout" svg:width="2.873cm" svg:height="0.806cm" svg:x="14.674cm" svg:y="5.279cm">
            <draw:text-box>
              <text:p>ExpTrigEcl</text:p>
            </draw:text-box>
          </draw:frame>
          <draw:frame draw:style-name="gr5" draw:text-style-name="P4" draw:layer="layout" svg:width="1.979cm" svg:height="0.963cm" svg:x="14.674cm" svg:y="6.072cm">
            <draw:text-box>
              <text:p><text:span text:style-name="T3">ECL 1-8</text:span><text:span text:style-name="T3"><text:line-break/></text:span><text:span text:style-name="T3">to VULOM</text:span></text:p>
            </draw:text-box>
          </draw:frame>
        </draw:g>
        <draw:g>
          <draw:frame draw:style-name="gr4" draw:layer="layout" svg:width="2.873cm" svg:height="0.806cm" svg:x="4.125cm" svg:y="9.328cm">
            <draw:text-box>
              <text:p>ExpTrigEcl</text:p>
            </draw:text-box>
          </draw:frame>
          <draw:frame draw:style-name="gr4" draw:text-style-name="P4" draw:layer="layout" svg:width="2.809cm" svg:height="0.963cm" svg:x="4.125cm" svg:y="10.149cm">
            <draw:text-box>
              <text:p><text:span text:style-name="T3">from ENV</text:span></text:p>
              <text:p><text:span text:style-name="T3">to ECL Input 1-8</text:span></text:p>
            </draw:text-box>
          </draw:frame>
        </draw:g>
        <draw:g>
          <draw:custom-shape draw:style-name="gr6" draw:text-style-name="P1" draw:layer="layout" svg:width="1.705cm" svg:height="0.97cm" svg:x="9.628cm" svg:y="15.094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" draw:layer="layout" svg:width="2.725cm" svg:height="0.806cm" svg:x="9.628cm" svg:y="13.623cm">
            <draw:text-box>
              <text:p>VulomTrig</text:p>
            </draw:text-box>
          </draw:frame>
          <draw:frame draw:style-name="gr7" draw:text-style-name="P4" draw:layer="layout" svg:width="2.494cm" svg:height="0.963cm" svg:x="9.628cm" svg:y="14.213cm">
            <draw:text-box>
              <text:p><text:span text:style-name="T3">ECL I/O 1-8</text:span></text:p>
              <text:p><text:span text:style-name="T3">to TRIVA</text:span></text:p>
            </draw:text-box>
          </draw:frame>
        </draw:g>
        <draw:g>
          <draw:custom-shape draw:style-name="gr6" draw:text-style-name="P1" draw:layer="layout" svg:width="1.705cm" svg:height="1.059cm" svg:x="3.719cm" svg:y="17.668cm">
            <text:p/>
            <draw:enhanced-geometry svg:viewBox="0 0 21600 21600" draw:text-areas="?f7 ?f0 21600 ?f2" draw:type="left-arrow" draw:modifiers="5400 5400" draw:enhanced-path="M 21600 ?f0 L ?f1 ?f0 ?f1 0 0 10800 ?f1 21600 ?f1 ?f2 2160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" draw:layer="layout" svg:width="2.725cm" svg:height="0.806cm" svg:x="3.719cm" svg:y="15.952cm">
            <draw:text-box>
              <text:p>VulomTrig</text:p>
            </draw:text-box>
          </draw:frame>
          <draw:frame draw:style-name="gr4" draw:text-style-name="P4" draw:layer="layout" svg:width="2.352cm" svg:height="0.963cm" svg:x="3.719cm" svg:y="16.607cm">
            <draw:text-box>
              <text:p><text:span text:style-name="T3">from VULOM</text:span></text:p>
              <text:p><text:span text:style-name="T3">to ECL IN</text:span></text:p>
            </draw:text-box>
          </draw:frame>
        </draw:g>
        <draw:frame draw:style-name="gr8" draw:layer="layout" svg:width="2.424cm" svg:height="0.806cm" svg:x="15.697cm" svg:y="17.91cm">
          <draw:text-box>
            <text:p>ExpGate</text:p>
          </draw:text-box>
        </draw:frame>
        <draw:g>
          <draw:custom-shape draw:style-name="gr9" draw:text-style-name="P1" draw:layer="layout" svg:width="1.705cm" svg:height="0.97cm" svg:x="3.701cm" svg:y="20.14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" draw:layer="layout" svg:width="1.705cm" svg:height="0.97cm" svg:x="3.701cm" svg:y="20.142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" draw:text-style-name="P5" draw:layer="layout" svg:width="2.377cm" svg:height="0.806cm" svg:x="3.701cm" svg:y="21.166cm">
            <draw:text-box>
              <text:p><text:span text:style-name="T4">TrivaOut</text:span></text:p>
            </draw:text-box>
          </draw:frame>
          <draw:frame draw:style-name="gr4" draw:text-style-name="P4" draw:layer="layout" svg:width="2.585cm" svg:height="0.963cm" svg:x="3.701cm" svg:y="21.791cm">
            <draw:text-box>
              <text:p><text:span text:style-name="T3">from ECL OUT</text:span><text:span text:style-name="T3"><text:line-break/></text:span><text:span text:style-name="T3">to VULOM</text:span></text:p>
            </draw:text-box>
          </draw:frame>
        </draw:g>
        <draw:g>
          <draw:custom-shape draw:style-name="gr9" draw:text-style-name="P1" draw:layer="layout" svg:width="1.705cm" svg:height="0.97cm" svg:x="5.224cm" svg:y="12.9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9" draw:text-style-name="P1" draw:layer="layout" svg:width="1.705cm" svg:height="0.97cm" svg:x="5.224cm" svg:y="12.925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" draw:text-style-name="P5" draw:layer="layout" svg:width="2.377cm" svg:height="0.806cm" svg:x="4.552cm" svg:y="13.925cm">
            <draw:text-box>
              <text:p><text:span text:style-name="T4">TrivaOut</text:span></text:p>
            </draw:text-box>
          </draw:frame>
          <draw:frame draw:style-name="gr4" draw:text-style-name="P4" draw:layer="layout" svg:width="2.699cm" svg:height="0.963cm" svg:x="4.23cm" svg:y="14.55cm">
            <draw:text-box>
              <text:p><text:span text:style-name="T3">from VULOM</text:span><text:span text:style-name="T3"><text:line-break/></text:span><text:span text:style-name="T3">to ECL I/O 9-16</text:span></text:p>
            </draw:text-box>
          </draw:frame>
        </draw:g>
        <draw:custom-shape draw:style-name="gr10" draw:text-style-name="P6" draw:layer="layout" svg:width="0.674cm" svg:height="1.683cm" svg:x="6.975cm" svg:y="8.635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6" draw:layer="layout" svg:width="0.746cm" svg:height="1.732cm" svg:x="9.116cm" svg:y="16.596cm">
          <text:p/>
          <draw:enhanced-geometry svg:viewBox="0 0 21600 21600" draw:type="rectangle" draw:enhanced-path="M 0 0 L 21600 0 21600 21600 0 21600 0 0 Z N"/>
        </draw:custom-shape>
        <draw:g>
          <draw:frame draw:style-name="gr4" draw:text-style-name="P5" draw:layer="layout" svg:width="2.898cm" svg:height="1.361cm" svg:x="9.597cm" svg:y="20.012cm">
            <draw:text-box>
              <text:p><text:span text:style-name="T4">TDTlocked</text:span><text:span text:style-name="T4"><text:line-break/></text:span><text:span text:style-name="T4">TrigOut</text:span></text:p>
            </draw:text-box>
          </draw:frame>
          <draw:custom-shape draw:style-name="gr11" draw:text-style-name="P6" draw:layer="layout" svg:width="1.756cm" svg:height="1.035cm" svg:x="9.597cm" svg:y="18.809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4" draw:text-style-name="P4" draw:layer="layout" svg:width="2.61cm" svg:height="0.963cm" svg:x="9.597cm" svg:y="21.263cm">
            <draw:text-box>
              <text:p><text:span text:style-name="T3">ECL Ouput 1-8</text:span></text:p>
              <text:p><text:span text:style-name="T3">to ENV</text:span></text:p>
            </draw:text-box>
          </draw:frame>
        </draw:g>
        <draw:connector draw:style-name="gr12" draw:text-style-name="P7" draw:layer="layout" draw:line-skew="-4.21cm" svg:x1="14.432cm" svg:y1="15.562cm" svg:x2="14.889cm" svg:y2="24.029cm" svg:d="M14432 15562v24h457v8443" svg:viewBox="0 0 458 8468">
          <text:p/>
        </draw:connector>
        <draw:g>
          <draw:frame draw:style-name="gr4" draw:text-style-name="P5" draw:layer="layout" svg:width="2.898cm" svg:height="1.361cm" svg:x="13.445cm" svg:y="24.1cm">
            <draw:text-box>
              <text:p><text:span text:style-name="T4">TDTlocked</text:span></text:p>
              <text:p><text:span text:style-name="T4">Trigger</text:span></text:p>
            </draw:text-box>
          </draw:frame>
          <draw:frame draw:style-name="gr4" draw:text-style-name="P4" draw:layer="layout" svg:width="1.586cm" svg:height="0.607cm" svg:x="13.445cm" svg:y="25.4cm">
            <draw:text-box>
              <text:p><text:span text:style-name="T3">Lemo-9</text:span></text:p>
            </draw:text-box>
          </draw:frame>
        </draw:g>
        <draw:frame draw:style-name="gr4" draw:text-style-name="P4" draw:layer="layout" svg:width="2.352cm" svg:height="0.963cm" svg:x="10.559cm" svg:y="9.237cm">
          <draw:text-box>
            <text:p><text:span text:style-name="T3">from VULOM</text:span></text:p>
            <text:p><text:span text:style-name="T3">to ECL 9-16</text:span></text:p>
          </draw:text-box>
        </draw:frame>
        <draw:frame draw:style-name="gr13" draw:text-style-name="P5" draw:layer="layout" svg:width="2.994cm" svg:height="1.361cm" svg:x="10.559cm" svg:y="7.937cm">
          <draw:text-box>
            <text:p><text:span text:style-name="T4">TDTlocked</text:span></text:p>
            <text:p><text:span text:style-name="T4">TrigOut</text:span></text:p>
          </draw:text-box>
        </draw:frame>
        <draw:frame draw:style-name="gr2" draw:text-style-name="P1" draw:layer="layout" svg:width="2.134cm" svg:height="18.339cm" svg:x="17.866cm" svg:y="4.986cm">
          <draw:image xlink:href="Pictures/100000000000004E0000032240D59D47.jpg" xlink:type="simple" xlink:show="embed" xlink:actuate="onLoad">
            <text:p/>
          </draw:image>
        </draw:frame>
        <draw:g>
          <draw:custom-shape draw:style-name="gr14" draw:text-style-name="P7" draw:layer="layout" svg:width="2.598cm" svg:height="2.454cm" svg:x="15.706cm" svg:y="13.493cm">
            <text:p/>
            <draw:enhanced-geometry svg:viewBox="0 0 21600 21600" draw:text-areas="0 ?f0 ?f5 ?f2" draw:type="right-arrow" draw:modifiers="16200 5400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frame draw:style-name="gr15" draw:text-style-name="P5" draw:layer="layout" svg:width="2.399cm" svg:height="0.806cm" svg:x="15.755cm" svg:y="14.335cm">
            <draw:text-box>
              <text:p><text:span text:style-name="T4">ExpData</text:span></text:p>
            </draw:text-box>
          </draw:frame>
        </draw:g>
        <draw:line draw:style-name="gr16" draw:text-style-name="P1" draw:layer="layout" svg:x1="15.721cm" svg:y1="17.57cm" svg:x2="18.3cm" svg:y2="17.607cm">
          <text:p/>
        </draw:line>
        <draw:custom-shape draw:style-name="gr10" draw:text-style-name="P1" draw:layer="layout" svg:width="0.89cm" svg:height="15.466cm" svg:x="12.676cm" svg:y="6.567cm">
          <text:p/>
          <draw:enhanced-geometry svg:viewBox="0 0 21600 21600" draw:type="rectangle" draw:enhanced-path="M 0 0 L 21600 0 21600 21600 0 21600 0 0 Z N"/>
        </draw:custom-shape>
        <draw:g>
          <draw:line draw:style-name="gr16" draw:text-style-name="P1" draw:layer="layout" svg:x1="11.116cm" svg:y1="10.76cm" svg:x2="13.695cm" svg:y2="10.797cm">
            <text:p/>
          </draw:line>
          <draw:frame draw:style-name="gr8" draw:layer="layout" svg:width="2.183cm" svg:height="0.806cm" svg:x="11.116cm" svg:y="11.124cm">
            <draw:text-box>
              <text:p>ExpTrig</text:p>
            </draw:text-box>
          </draw:frame>
          <draw:frame draw:style-name="gr4" draw:text-style-name="P4" draw:layer="layout" svg:width="1.586cm" svg:height="0.607cm" svg:x="11.116cm" svg:y="11.737cm">
            <draw:text-box>
              <text:p><text:span text:style-name="T3">Lemo-1</text:span></text:p>
            </draw:text-box>
          </draw:frame>
        </draw:g>
        <draw:custom-shape draw:style-name="gr10" draw:text-style-name="P1" draw:layer="layout" svg:width="0.746cm" svg:height="0.65cm" svg:x="12.892cm" svg:y="4.88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1" draw:layer="layout" svg:width="1.756cm" svg:height="1.059cm" svg:x="10.896cm" svg:y="7.072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2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svg:stroke-linecap="round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051cm" draw:shadow-offset-y="0.051cm" draw:shadow-color="#333333" draw:shadow-opacity="75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Arial2" fo:font-family="Arial" style:font-style-name="Regular" style:font-family-generic="swiss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Rudi Lutter</meta:initial-creator>
    <meta:creation-date>2014-12-09T13:05:30.673663601</meta:creation-date>
    <dc:date>2016-02-17T14:14:24.789922380</dc:date>
    <dc:creator>Rudi Lutter</dc:creator>
    <meta:editing-duration>PT1H3M26S</meta:editing-duration>
    <meta:editing-cycles>25</meta:editing-cycles>
    <meta:generator>LibreOffice/4.2.8.2$Linux_X86_64 LibreOffice_project/420m0$Build-2</meta:generator>
    <meta:document-statistic meta:object-count="56"/>
  </office:meta>
</office:document-meta>
</file>